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1.1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5" style:family="table-cell" style:parent-style-name="Default">
      <style:table-cell-properties fo:border="0.99pt solid #000000"/>
    </style:style>
    <style:style style:name="ce1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5" style:family="table-cell" style:parent-style-name="Default">
      <style:table-cell-properties fo:border="0.99pt solid #000000"/>
    </style:style>
    <style:style style:name="ce2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Instruction set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P COD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# operands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mashup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bitwi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formula="of:=COM.MICROSOFT.CONCAT([.D2:.F2])" office:value-type="string" office:string-value="RRL" calcext:value-type="string">
            <text:p>RRL</text:p>
          </table:table-cell>
          <table:table-cell table:formula="of:=COM.MICROSOFT.CONCAT([.A2];&quot; = '&quot;;[.G2];&quot;',&quot;)" office:value-type="string" office:string-value="AND = 'RRL'," calcext:value-type="string">
            <text:p>AND = 'RRL',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bitwi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formula="of:=COM.MICROSOFT.CONCAT([.D3:.F3])" office:value-type="string" office:string-value="RRI" calcext:value-type="string">
            <text:p>RRI</text:p>
          </table:table-cell>
          <table:table-cell table:formula="of:=COM.MICROSOFT.CONCAT([.A3];&quot; = '&quot;;[.G3];&quot;',&quot;)" office:value-type="string" office:string-value="ANDI = 'RRI'," calcext:value-type="string">
            <text:p>ANDI = 'RRI',</text:p>
          </table:table-cell>
        </table:table-row>
        <table:table-row table:style-name="ro1">
          <table:table-cell office:value-type="string" calcext:value-type="string">
            <text:p>ANDR</text:p>
          </table:table-cell>
          <table:table-cell office:value-type="string" calcext:value-type="string">
            <text:p>bitwis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R</text:p>
          </table:table-cell>
          <table:table-cell table:formula="of:=COM.MICROSOFT.CONCAT([.D4:.F4])" office:value-type="string" office:string-value="RRR" calcext:value-type="string">
            <text:p>RRR</text:p>
          </table:table-cell>
          <table:table-cell table:formula="of:=COM.MICROSOFT.CONCAT([.A4];&quot; = '&quot;;[.G4];&quot;',&quot;)" office:value-type="string" office:string-value="ANDR = 'RRR'," calcext:value-type="string">
            <text:p>ANDR = 'RRR',</text:p>
          </table:table-cell>
        </table:table-row>
        <table:table-row table:style-name="ro1">
          <table:table-cell office:value-type="string" calcext:value-type="string">
            <text:p>NOTR</text:p>
          </table:table-cell>
          <table:table-cell office:value-type="string" calcext:value-type="string">
            <text:p>bitwis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R</text:p>
          </table:table-cell>
          <table:table-cell table:formula="of:=COM.MICROSOFT.CONCAT([.D5:.F5])" office:value-type="string" office:string-value="RRR" calcext:value-type="string">
            <text:p>RRR</text:p>
          </table:table-cell>
          <table:table-cell table:formula="of:=COM.MICROSOFT.CONCAT([.A5];&quot; = '&quot;;[.G5];&quot;',&quot;)" office:value-type="string" office:string-value="NOTR = 'RRR'," calcext:value-type="string">
            <text:p>NOTR = 'RRR',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bitwi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formula="of:=COM.MICROSOFT.CONCAT([.D6:.F6])" office:value-type="string" office:string-value="RRL" calcext:value-type="string">
            <text:p>RRL</text:p>
          </table:table-cell>
          <table:table-cell table:formula="of:=COM.MICROSOFT.CONCAT([.A6];&quot; = '&quot;;[.G6];&quot;',&quot;)" office:value-type="string" office:string-value="OR = 'RRL'," calcext:value-type="string">
            <text:p>OR = 'RRL',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bitwi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formula="of:=COM.MICROSOFT.CONCAT([.D7:.F7])" office:value-type="string" office:string-value="RRI" calcext:value-type="string">
            <text:p>RRI</text:p>
          </table:table-cell>
          <table:table-cell table:formula="of:=COM.MICROSOFT.CONCAT([.A7];&quot; = '&quot;;[.G7];&quot;',&quot;)" office:value-type="string" office:string-value="ORI = 'RRI'," calcext:value-type="string">
            <text:p>ORI = 'RRI',</text:p>
          </table:table-cell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bitwis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R</text:p>
          </table:table-cell>
          <table:table-cell table:formula="of:=COM.MICROSOFT.CONCAT([.D8:.F8])" office:value-type="string" office:string-value="RRR" calcext:value-type="string">
            <text:p>RRR</text:p>
          </table:table-cell>
          <table:table-cell table:formula="of:=COM.MICROSOFT.CONCAT([.A8];&quot; = '&quot;;[.G8];&quot;',&quot;)" office:value-type="string" office:string-value="ORR = 'RRR'," calcext:value-type="string">
            <text:p>ORR = 'RRR',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formula="of:=COM.MICROSOFT.CONCAT([.D9:.F9])" office:value-type="string" office:string-value="L" calcext:value-type="string">
            <text:p>L</text:p>
          </table:table-cell>
          <table:table-cell table:formula="of:=COM.MICROSOFT.CONCAT([.A9];&quot; = '&quot;;[.G9];&quot;',&quot;)" office:value-type="string" office:string-value="BR = 'L'," calcext:value-type="string">
            <text:p>BR = 'L',</text:p>
          </table:table-cell>
        </table:table-row>
        <table:table-row table:style-name="ro1">
          <table:table-cell office:value-type="string" calcext:value-type="string">
            <text:p>BRnp</text:p>
          </table:table-cell>
          <table:table-cell office:value-type="string" calcext:value-type="string">
            <text:p>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formula="of:=COM.MICROSOFT.CONCAT([.D10:.F10])" office:value-type="string" office:string-value="L" calcext:value-type="string">
            <text:p>L</text:p>
          </table:table-cell>
          <table:table-cell table:formula="of:=COM.MICROSOFT.CONCAT([.A10];&quot; = '&quot;;[.G10];&quot;',&quot;)" office:value-type="string" office:string-value="BRnp = 'L'," calcext:value-type="string">
            <text:p>BRnp = 'L',</text:p>
          </table:table-cell>
        </table:table-row>
        <table:table-row table:style-name="ro1">
          <table:table-cell office:value-type="string" calcext:value-type="string">
            <text:p>BRnz</text:p>
          </table:table-cell>
          <table:table-cell office:value-type="string" calcext:value-type="string">
            <text:p>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formula="of:=COM.MICROSOFT.CONCAT([.D11:.F11])" office:value-type="string" office:string-value="L" calcext:value-type="string">
            <text:p>L</text:p>
          </table:table-cell>
          <table:table-cell table:formula="of:=COM.MICROSOFT.CONCAT([.A11];&quot; = '&quot;;[.G11];&quot;',&quot;)" office:value-type="string" office:string-value="BRnz = 'L'," calcext:value-type="string">
            <text:p>BRnz = 'L',</text:p>
          </table:table-cell>
        </table:table-row>
        <table:table-row table:style-name="ro1">
          <table:table-cell office:value-type="string" calcext:value-type="string">
            <text:p>BRnzp</text:p>
          </table:table-cell>
          <table:table-cell office:value-type="string" calcext:value-type="string">
            <text:p>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formula="of:=COM.MICROSOFT.CONCAT([.D12:.F12])" office:value-type="string" office:string-value="L" calcext:value-type="string">
            <text:p>L</text:p>
          </table:table-cell>
          <table:table-cell table:formula="of:=COM.MICROSOFT.CONCAT([.A12];&quot; = '&quot;;[.G12];&quot;',&quot;)" office:value-type="string" office:string-value="BRnzp = 'L'," calcext:value-type="string">
            <text:p>BRnzp = 'L',</text:p>
          </table:table-cell>
        </table:table-row>
        <table:table-row table:style-name="ro1">
          <table:table-cell office:value-type="string" calcext:value-type="string">
            <text:p>BRp</text:p>
          </table:table-cell>
          <table:table-cell office:value-type="string" calcext:value-type="string">
            <text:p>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formula="of:=COM.MICROSOFT.CONCAT([.D13:.F13])" office:value-type="string" office:string-value="L" calcext:value-type="string">
            <text:p>L</text:p>
          </table:table-cell>
          <table:table-cell table:formula="of:=COM.MICROSOFT.CONCAT([.A13];&quot; = '&quot;;[.G13];&quot;',&quot;)" office:value-type="string" office:string-value="BRp = 'L'," calcext:value-type="string">
            <text:p>BRp = 'L',</text:p>
          </table:table-cell>
        </table:table-row>
        <table:table-row table:style-name="ro1">
          <table:table-cell office:value-type="string" calcext:value-type="string">
            <text:p>BRz</text:p>
          </table:table-cell>
          <table:table-cell office:value-type="string" calcext:value-type="string">
            <text:p>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formula="of:=COM.MICROSOFT.CONCAT([.D14:.F14])" office:value-type="string" office:string-value="L" calcext:value-type="string">
            <text:p>L</text:p>
          </table:table-cell>
          <table:table-cell table:formula="of:=COM.MICROSOFT.CONCAT([.A14];&quot; = '&quot;;[.G14];&quot;',&quot;)" office:value-type="string" office:string-value="BRz = 'L'," calcext:value-type="string">
            <text:p>BRz = 'L',</text:p>
          </table:table-cell>
        </table:table-row>
        <table:table-row table:style-name="ro1">
          <table:table-cell office:value-type="string" calcext:value-type="string">
            <text:p>BRzp</text:p>
          </table:table-cell>
          <table:table-cell office:value-type="string" calcext:value-type="string">
            <text:p>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formula="of:=COM.MICROSOFT.CONCAT([.D15:.F15])" office:value-type="string" office:string-value="L" calcext:value-type="string">
            <text:p>L</text:p>
          </table:table-cell>
          <table:table-cell table:formula="of:=COM.MICROSOFT.CONCAT([.A15];&quot; = '&quot;;[.G15];&quot;',&quot;)" office:value-type="string" office:string-value="BRzp = 'L'," calcext:value-type="string">
            <text:p>BRzp = 'L',</text:p>
          </table:table-cell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formula="of:=COM.MICROSOFT.CONCAT([.D16:.F16])" office:value-type="string" office:string-value="R" calcext:value-type="string">
            <text:p>R</text:p>
          </table:table-cell>
          <table:table-cell table:formula="of:=COM.MICROSOFT.CONCAT([.A16];&quot; = '&quot;;[.G16];&quot;',&quot;)" office:value-type="string" office:string-value="JMP = 'R'," calcext:value-type="string">
            <text:p>JMP = 'R',</text:p>
          </table:table-cell>
        </table:table-row>
        <table:table-row table:style-name="ro1">
          <table:table-cell office:value-type="string" calcext:value-type="string">
            <text:p>JSR</text:p>
          </table:table-cell>
          <table:table-cell office:value-type="string" calcext:value-type="string">
            <text:p>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formula="of:=COM.MICROSOFT.CONCAT([.D17:.F17])" office:value-type="string" office:string-value="L" calcext:value-type="string">
            <text:p>L</text:p>
          </table:table-cell>
          <table:table-cell table:formula="of:=COM.MICROSOFT.CONCAT([.A17];&quot; = '&quot;;[.G17];&quot;',&quot;)" office:value-type="string" office:string-value="JSR = 'L'," calcext:value-type="string">
            <text:p>JSR = 'L',</text:p>
          </table:table-cell>
        </table:table-row>
        <table:table-row table:style-name="ro1">
          <table:table-cell office:value-type="string" calcext:value-type="string">
            <text:p>JSRR</text:p>
          </table:table-cell>
          <table:table-cell office:value-type="string" calcext:value-type="string">
            <text:p>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formula="of:=COM.MICROSOFT.CONCAT([.D18:.F18])" office:value-type="string" office:string-value="R" calcext:value-type="string">
            <text:p>R</text:p>
          </table:table-cell>
          <table:table-cell table:formula="of:=COM.MICROSOFT.CONCAT([.A18];&quot; = '&quot;;[.G18];&quot;',&quot;)" office:value-type="string" office:string-value="JSRR = 'R'," calcext:value-type="string">
            <text:p>JSRR = 'R',</text:p>
          </table:table-cell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f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_ARGS</text:p>
          </table:table-cell>
          <table:table-cell table:number-columns-repeated="2"/>
          <table:table-cell table:formula="of:=COM.MICROSOFT.CONCAT([.D19:.F19])" office:value-type="string" office:string-value="NO_ARGS" calcext:value-type="string">
            <text:p>NO_ARGS</text:p>
          </table:table-cell>
          <table:table-cell table:formula="of:=COM.MICROSOFT.CONCAT([.A19];&quot; = '&quot;;[.G19];&quot;',&quot;)" office:value-type="string" office:string-value="RET = 'NO_ARGS'," calcext:value-type="string">
            <text:p>RET = 'NO_ARGS',</text:p>
          </table:table-cell>
        </table:table-row>
        <table:table-row table:style-name="ro1">
          <table:table-cell office:value-type="string" calcext:value-type="string">
            <text:p>GETC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_ARGS</text:p>
          </table:table-cell>
          <table:table-cell table:number-columns-repeated="2"/>
          <table:table-cell table:formula="of:=COM.MICROSOFT.CONCAT([.D20:.F20])" office:value-type="string" office:string-value="NO_ARGS" calcext:value-type="string">
            <text:p>NO_ARGS</text:p>
          </table:table-cell>
          <table:table-cell table:formula="of:=COM.MICROSOFT.CONCAT([.A20];&quot; = '&quot;;[.G20];&quot;',&quot;)" office:value-type="string" office:string-value="GETC = 'NO_ARGS'," calcext:value-type="string">
            <text:p>GETC = 'NO_ARGS',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_ARGS</text:p>
          </table:table-cell>
          <table:table-cell table:number-columns-repeated="2"/>
          <table:table-cell table:formula="of:=COM.MICROSOFT.CONCAT([.D21:.F21])" office:value-type="string" office:string-value="NO_ARGS" calcext:value-type="string">
            <text:p>NO_ARGS</text:p>
          </table:table-cell>
          <table:table-cell table:formula="of:=COM.MICROSOFT.CONCAT([.A21];&quot; = '&quot;;[.G21];&quot;',&quot;)" office:value-type="string" office:string-value="IN = 'NO_ARGS'," calcext:value-type="string">
            <text:p>IN = 'NO_ARGS',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_ARGS</text:p>
          </table:table-cell>
          <table:table-cell table:number-columns-repeated="2"/>
          <table:table-cell table:formula="of:=COM.MICROSOFT.CONCAT([.D22:.F22])" office:value-type="string" office:string-value="NO_ARGS" calcext:value-type="string">
            <text:p>NO_ARGS</text:p>
          </table:table-cell>
          <table:table-cell table:formula="of:=COM.MICROSOFT.CONCAT([.A22];&quot; = '&quot;;[.G22];&quot;',&quot;)" office:value-type="string" office:string-value="OUT = 'NO_ARGS'," calcext:value-type="string">
            <text:p>OUT = 'NO_ARGS',</text:p>
          </table:table-cell>
        </table:table-row>
        <table:table-row table:style-name="ro1">
          <table:table-cell office:value-type="string" calcext:value-type="string">
            <text:p>PUTS</text:p>
          </table:table-cell>
          <table:table-cell office:value-type="string" calcext:value-type="string">
            <text:p>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formula="of:=COM.MICROSOFT.CONCAT([.D23:.F23])" office:value-type="string" office:string-value="L" calcext:value-type="string">
            <text:p>L</text:p>
          </table:table-cell>
          <table:table-cell table:formula="of:=COM.MICROSOFT.CONCAT([.A23];&quot; = '&quot;;[.G23];&quot;',&quot;)" office:value-type="string" office:string-value="PUTS = 'L'," calcext:value-type="string">
            <text:p>PUTS = 'L',</text:p>
          </table:table-cell>
        </table:table-row>
        <table:table-row table:style-name="ro1">
          <table:table-cell office:value-type="string" calcext:value-type="string">
            <text:p>LD </text:p>
          </table:table-cell>
          <table:table-cell office:value-type="string" calcext:value-type="string">
            <text:p>l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/>
          <table:table-cell table:formula="of:=COM.MICROSOFT.CONCAT([.D24:.F24])" office:value-type="string" office:string-value="RL" calcext:value-type="string">
            <text:p>RL</text:p>
          </table:table-cell>
          <table:table-cell table:formula="of:=COM.MICROSOFT.CONCAT([.A24];&quot; = '&quot;;[.G24];&quot;',&quot;)" office:value-type="string" office:string-value="LD  = 'RL'," calcext:value-type="string">
            <text:p>LD <text:s/>= 'RL',</text:p>
          </table:table-cell>
        </table:table-row>
        <table:table-row table:style-name="ro1">
          <table:table-cell office:value-type="string" calcext:value-type="string">
            <text:p>LDI </text:p>
          </table:table-cell>
          <table:table-cell office:value-type="string" calcext:value-type="string">
            <text:p>l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/>
          <table:table-cell table:formula="of:=COM.MICROSOFT.CONCAT([.D25:.F25])" office:value-type="string" office:string-value="RI" calcext:value-type="string">
            <text:p>RI</text:p>
          </table:table-cell>
          <table:table-cell table:formula="of:=COM.MICROSOFT.CONCAT([.A25];&quot; = '&quot;;[.G25];&quot;',&quot;)" office:value-type="string" office:string-value="LDI  = 'RI'," calcext:value-type="string">
            <text:p>LDI <text:s/>= 'RI',</text:p>
          </table:table-cell>
        </table:table-row>
        <table:table-row table:style-name="ro1">
          <table:table-cell office:value-type="string" calcext:value-type="string">
            <text:p>LDR </text:p>
          </table:table-cell>
          <table:table-cell office:value-type="string" calcext:value-type="string">
            <text:p>lo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</text:p>
          </table:table-cell>
          <table:table-cell/>
          <table:table-cell table:formula="of:=COM.MICROSOFT.CONCAT([.D26:.F26])" office:value-type="string" office:string-value="RR" calcext:value-type="string">
            <text:p>RR</text:p>
          </table:table-cell>
          <table:table-cell table:formula="of:=COM.MICROSOFT.CONCAT([.A26];&quot; = '&quot;;[.G26];&quot;',&quot;)" office:value-type="string" office:string-value="LDR  = 'RR'," calcext:value-type="string">
            <text:p>LDR <text:s/>= 'RR',</text:p>
          </table:table-cell>
        </table:table-row>
        <table:table-row table:style-name="ro1">
          <table:table-cell office:value-type="string" calcext:value-type="string">
            <text:p>LEA </text:p>
          </table:table-cell>
          <table:table-cell office:value-type="string" calcext:value-type="string">
            <text:p>l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/>
          <table:table-cell table:formula="of:=COM.MICROSOFT.CONCAT([.D27:.F27])" office:value-type="string" office:string-value="RL" calcext:value-type="string">
            <text:p>RL</text:p>
          </table:table-cell>
          <table:table-cell table:formula="of:=COM.MICROSOFT.CONCAT([.A27];&quot; = '&quot;;[.G27];&quot;',&quot;)" office:value-type="string" office:string-value="LEA  = 'RL'," calcext:value-type="string">
            <text:p>LEA <text:s/>= 'RL',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mat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formula="of:=COM.MICROSOFT.CONCAT([.D28:.F28])" office:value-type="string" office:string-value="RRL" calcext:value-type="string">
            <text:p>RRL</text:p>
          </table:table-cell>
          <table:table-cell table:formula="of:=COM.MICROSOFT.CONCAT([.A28];&quot; = '&quot;;[.G28];&quot;',&quot;)" office:value-type="string" office:string-value="ADD = 'RRL'," calcext:value-type="string">
            <text:p>ADD = 'RRL',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mat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formula="of:=COM.MICROSOFT.CONCAT([.D29:.F29])" office:value-type="string" office:string-value="RRI" calcext:value-type="string">
            <text:p>RRI</text:p>
          </table:table-cell>
          <table:table-cell table:formula="of:=COM.MICROSOFT.CONCAT([.A29];&quot; = '&quot;;[.G29];&quot;',&quot;)" office:value-type="string" office:string-value="ADDI = 'RRI'," calcext:value-type="string">
            <text:p>ADDI = 'RRI',</text:p>
          </table:table-cell>
        </table:table-row>
        <table:table-row table:style-name="ro1">
          <table:table-cell office:value-type="string" calcext:value-type="string">
            <text:p>ADDR</text:p>
          </table:table-cell>
          <table:table-cell office:value-type="string" calcext:value-type="string">
            <text:p>math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R</text:p>
          </table:table-cell>
          <table:table-cell table:formula="of:=COM.MICROSOFT.CONCAT([.D30:.F30])" office:value-type="string" office:string-value="RRR" calcext:value-type="string">
            <text:p>RRR</text:p>
          </table:table-cell>
          <table:table-cell table:formula="of:=COM.MICROSOFT.CONCAT([.A30];&quot; = '&quot;;[.G30];&quot;',&quot;)" office:value-type="string" office:string-value="ADDR = 'RRR'," calcext:value-type="string">
            <text:p>ADDR = 'RRR',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mat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formula="of:=COM.MICROSOFT.CONCAT([.D31:.F31])" office:value-type="string" office:string-value="RRL" calcext:value-type="string">
            <text:p>RRL</text:p>
          </table:table-cell>
          <table:table-cell table:formula="of:=COM.MICROSOFT.CONCAT([.A31];&quot; = '&quot;;[.G31];&quot;',&quot;)" office:value-type="string" office:string-value="DIV = 'RRL'," calcext:value-type="string">
            <text:p>DIV = 'RRL',</text:p>
          </table:table-cell>
        </table:table-row>
        <table:table-row table:style-name="ro1">
          <table:table-cell office:value-type="string" calcext:value-type="string">
            <text:p>DIVI</text:p>
          </table:table-cell>
          <table:table-cell office:value-type="string" calcext:value-type="string">
            <text:p>mat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formula="of:=COM.MICROSOFT.CONCAT([.D32:.F32])" office:value-type="string" office:string-value="RRI" calcext:value-type="string">
            <text:p>RRI</text:p>
          </table:table-cell>
          <table:table-cell table:formula="of:=COM.MICROSOFT.CONCAT([.A32];&quot; = '&quot;;[.G32];&quot;',&quot;)" office:value-type="string" office:string-value="DIVI = 'RRI'," calcext:value-type="string">
            <text:p>DIVI = 'RRI',</text:p>
          </table:table-cell>
        </table:table-row>
        <table:table-row table:style-name="ro1">
          <table:table-cell office:value-type="string" calcext:value-type="string">
            <text:p>DIVR</text:p>
          </table:table-cell>
          <table:table-cell office:value-type="string" calcext:value-type="string">
            <text:p>math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R</text:p>
          </table:table-cell>
          <table:table-cell table:formula="of:=COM.MICROSOFT.CONCAT([.D33:.F33])" office:value-type="string" office:string-value="RRR" calcext:value-type="string">
            <text:p>RRR</text:p>
          </table:table-cell>
          <table:table-cell table:formula="of:=COM.MICROSOFT.CONCAT([.A33];&quot; = '&quot;;[.G33];&quot;',&quot;)" office:value-type="string" office:string-value="DIVR = 'RRR'," calcext:value-type="string">
            <text:p>DIVR = 'RRR',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mat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formula="of:=COM.MICROSOFT.CONCAT([.D34:.F34])" office:value-type="string" office:string-value="RRL" calcext:value-type="string">
            <text:p>RRL</text:p>
          </table:table-cell>
          <table:table-cell table:formula="of:=COM.MICROSOFT.CONCAT([.A34];&quot; = '&quot;;[.G34];&quot;',&quot;)" office:value-type="string" office:string-value="MUL = 'RRL'," calcext:value-type="string">
            <text:p>MUL = 'RRL',</text:p>
          </table:table-cell>
        </table:table-row>
        <table:table-row table:style-name="ro1">
          <table:table-cell office:value-type="string" calcext:value-type="string">
            <text:p>MULI</text:p>
          </table:table-cell>
          <table:table-cell office:value-type="string" calcext:value-type="string">
            <text:p>mat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formula="of:=COM.MICROSOFT.CONCAT([.D35:.F35])" office:value-type="string" office:string-value="RRI" calcext:value-type="string">
            <text:p>RRI</text:p>
          </table:table-cell>
          <table:table-cell table:formula="of:=COM.MICROSOFT.CONCAT([.A35];&quot; = '&quot;;[.G35];&quot;',&quot;)" office:value-type="string" office:string-value="MULI = 'RRI'," calcext:value-type="string">
            <text:p>MULI = 'RRI',</text:p>
          </table:table-cell>
        </table:table-row>
        <table:table-row table:style-name="ro1">
          <table:table-cell office:value-type="string" calcext:value-type="string">
            <text:p>MULR</text:p>
          </table:table-cell>
          <table:table-cell office:value-type="string" calcext:value-type="string">
            <text:p>math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R</text:p>
          </table:table-cell>
          <table:table-cell table:formula="of:=COM.MICROSOFT.CONCAT([.D36:.F36])" office:value-type="string" office:string-value="RRR" calcext:value-type="string">
            <text:p>RRR</text:p>
          </table:table-cell>
          <table:table-cell table:formula="of:=COM.MICROSOFT.CONCAT([.A36];&quot; = '&quot;;[.G36];&quot;',&quot;)" office:value-type="string" office:string-value="MULR = 'RRR'," calcext:value-type="string">
            <text:p>MULR = 'RRR',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mat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formula="of:=COM.MICROSOFT.CONCAT([.D37:.F37])" office:value-type="string" office:string-value="RRL" calcext:value-type="string">
            <text:p>RRL</text:p>
          </table:table-cell>
          <table:table-cell table:formula="of:=COM.MICROSOFT.CONCAT([.A37];&quot; = '&quot;;[.G37];&quot;',&quot;)" office:value-type="string" office:string-value="SUB = 'RRL'," calcext:value-type="string">
            <text:p>SUB = 'RRL',</text:p>
          </table:table-cell>
        </table:table-row>
        <table:table-row table:style-name="ro1">
          <table:table-cell office:value-type="string" calcext:value-type="string">
            <text:p>SUBI</text:p>
          </table:table-cell>
          <table:table-cell office:value-type="string" calcext:value-type="string">
            <text:p>mat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formula="of:=COM.MICROSOFT.CONCAT([.D38:.F38])" office:value-type="string" office:string-value="RRI" calcext:value-type="string">
            <text:p>RRI</text:p>
          </table:table-cell>
          <table:table-cell table:formula="of:=COM.MICROSOFT.CONCAT([.A38];&quot; = '&quot;;[.G38];&quot;',&quot;)" office:value-type="string" office:string-value="SUBI = 'RRI'," calcext:value-type="string">
            <text:p>SUBI = 'RRI',</text:p>
          </table:table-cell>
        </table:table-row>
        <table:table-row table:style-name="ro1">
          <table:table-cell office:value-type="string" calcext:value-type="string">
            <text:p>SUBR</text:p>
          </table:table-cell>
          <table:table-cell office:value-type="string" calcext:value-type="string">
            <text:p>math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R</text:p>
          </table:table-cell>
          <table:table-cell table:formula="of:=COM.MICROSOFT.CONCAT([.D39:.F39])" office:value-type="string" office:string-value="RRR" calcext:value-type="string">
            <text:p>RRR</text:p>
          </table:table-cell>
          <table:table-cell table:formula="of:=COM.MICROSOFT.CONCAT([.A39];&quot; = '&quot;;[.G39];&quot;',&quot;)" office:value-type="string" office:string-value="SUBR = 'RRR'," calcext:value-type="string">
            <text:p>SUBR = 'RRR',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</text:p>
          </table:table-cell>
          <table:table-cell table:number-columns-repeated="2"/>
          <table:table-cell table:formula="of:=COM.MICROSOFT.CONCAT([.D40:.F40])" office:value-type="string" office:string-value="LL" calcext:value-type="string">
            <text:p>LL</text:p>
          </table:table-cell>
          <table:table-cell table:formula="of:=COM.MICROSOFT.CONCAT([.A40];&quot; = '&quot;;[.G40];&quot;',&quot;)" office:value-type="string" office:string-value="DC = 'LL'," calcext:value-type="string">
            <text:p>DC = 'LL',</text:p>
          </table:table-cell>
        </table:table-row>
        <table:table-row table:style-name="ro1">
          <table:table-cell office:value-type="string" calcext:value-type="string">
            <text:p>HALT</text:p>
          </table:table-cell>
          <table:table-cell office:value-type="string" calcext:value-type="string">
            <text:p>mis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_ARGS</text:p>
          </table:table-cell>
          <table:table-cell table:number-columns-repeated="2"/>
          <table:table-cell table:formula="of:=COM.MICROSOFT.CONCAT([.D41:.F41])" office:value-type="string" office:string-value="NO_ARGS" calcext:value-type="string">
            <text:p>NO_ARGS</text:p>
          </table:table-cell>
          <table:table-cell table:formula="of:=COM.MICROSOFT.CONCAT([.A41];&quot; = '&quot;;[.G41];&quot;',&quot;)" office:value-type="string" office:string-value="HALT = 'NO_ARGS'," calcext:value-type="string">
            <text:p>HALT = 'NO_ARGS',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mis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_ARGS</text:p>
          </table:table-cell>
          <table:table-cell table:number-columns-repeated="2"/>
          <table:table-cell table:formula="of:=COM.MICROSOFT.CONCAT([.D42:.F42])" office:value-type="string" office:string-value="NO_ARGS" calcext:value-type="string">
            <text:p>NO_ARGS</text:p>
          </table:table-cell>
          <table:table-cell table:formula="of:=COM.MICROSOFT.CONCAT([.A42];&quot; = '&quot;;[.G42];&quot;',&quot;)" office:value-type="string" office:string-value="NOP = 'NO_ARGS'," calcext:value-type="string">
            <text:p>NOP = 'NO_ARGS',</text:p>
          </table:table-cell>
        </table:table-row>
      </table:table>
      <table:table table:name="instruction types" table:style-name="ta1">
        <table:table-column table:style-name="co1" table:default-cell-style-name="ce23"/>
        <table:table-column table:style-name="co3" table:default-cell-style-name="ce28"/>
        <table:table-column table:style-name="co1" table:default-cell-style-name="Default"/>
        <table:table-row table:style-name="ro1">
          <table:table-cell table:style-name="Pivot_20_Table_20_Field" office:value-type="string" calcext:value-type="string">
            <text:p>CLASS</text:p>
          </table:table-cell>
          <table:table-cell table:style-name="ce25" office:value-type="string" calcext:value-type="string">
            <text:p>- all -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1" office:value-type="string" calcext:value-type="string">
            <text:p>mashup</text:p>
          </table:table-cell>
          <table:table-cell table:style-name="ce26" office:value-type="string" calcext:value-type="string">
            <text:p>Count - mashup</text:p>
          </table:table-cell>
          <table:table-cell/>
        </table:table-row>
        <table:table-row table:style-name="ro1">
          <table:table-cell table:style-name="ce22" office:value-type="string" calcext:value-type="string">
            <text:p>L</text:p>
          </table:table-cell>
          <table:table-cell table:style-name="ce27" office:value-type="float" office:value="9" calcext:value-type="float">
            <text:p>9</text:p>
          </table:table-cell>
          <table:table-cell table:formula="of:=COM.MICROSOFT.CONCAT([.A4];&quot; = true,&quot;)" office:value-type="string" office:string-value="L = true," calcext:value-type="string">
            <text:p>L = true,</text:p>
          </table:table-cell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table:formula="of:=COM.MICROSOFT.CONCAT([.A5];&quot; = true,&quot;)" office:value-type="string" office:string-value="LL = true," calcext:value-type="string">
            <text:p>LL = true,</text:p>
          </table:table-cell>
        </table:table-row>
        <table:table-row table:style-name="ro1">
          <table:table-cell office:value-type="string" calcext:value-type="string">
            <text:p>NO_ARGS</text:p>
          </table:table-cell>
          <table:table-cell office:value-type="float" office:value="6" calcext:value-type="float">
            <text:p>6</text:p>
          </table:table-cell>
          <table:table-cell table:formula="of:=COM.MICROSOFT.CONCAT([.A6];&quot; = true,&quot;)" office:value-type="string" office:string-value="NO_ARGS = true," calcext:value-type="string">
            <text:p>NO_ARGS = true,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formula="of:=COM.MICROSOFT.CONCAT([.A7];&quot; = true,&quot;)" office:value-type="string" office:string-value="R = true," calcext:value-type="string">
            <text:p>R = true,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float" office:value="1" calcext:value-type="float">
            <text:p>1</text:p>
          </table:table-cell>
          <table:table-cell table:formula="of:=COM.MICROSOFT.CONCAT([.A8];&quot; = true,&quot;)" office:value-type="string" office:string-value="RI = true," calcext:value-type="string">
            <text:p>RI = true,</text:p>
          </table:table-cell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2" calcext:value-type="float">
            <text:p>2</text:p>
          </table:table-cell>
          <table:table-cell table:formula="of:=COM.MICROSOFT.CONCAT([.A9];&quot; = true,&quot;)" office:value-type="string" office:string-value="RL = true," calcext:value-type="string">
            <text:p>RL = true,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table:formula="of:=COM.MICROSOFT.CONCAT([.A10];&quot; = true,&quot;)" office:value-type="string" office:string-value="RR = true," calcext:value-type="string">
            <text:p>RR = true,</text:p>
          </table:table-cell>
        </table:table-row>
        <table:table-row table:style-name="ro1">
          <table:table-cell office:value-type="string" calcext:value-type="string">
            <text:p>RRI</text:p>
          </table:table-cell>
          <table:table-cell office:value-type="float" office:value="6" calcext:value-type="float">
            <text:p>6</text:p>
          </table:table-cell>
          <table:table-cell table:formula="of:=COM.MICROSOFT.CONCAT([.A11];&quot; = true,&quot;)" office:value-type="string" office:string-value="RRI = true," calcext:value-type="string">
            <text:p>RRI = true,</text:p>
          </table:table-cell>
        </table:table-row>
        <table:table-row table:style-name="ro1">
          <table:table-cell office:value-type="string" calcext:value-type="string">
            <text:p>RRL</text:p>
          </table:table-cell>
          <table:table-cell office:value-type="float" office:value="6" calcext:value-type="float">
            <text:p>6</text:p>
          </table:table-cell>
          <table:table-cell table:formula="of:=COM.MICROSOFT.CONCAT([.A12];&quot; = true,&quot;)" office:value-type="string" office:string-value="RRL = true," calcext:value-type="string">
            <text:p>RRL = true,</text:p>
          </table:table-cell>
        </table:table-row>
        <table:table-row table:style-name="ro1">
          <table:table-cell office:value-type="string" calcext:value-type="string">
            <text:p>RRR</text:p>
          </table:table-cell>
          <table:table-cell table:style-name="ce29" office:value-type="float" office:value="7" calcext:value-type="float">
            <text:p>7</text:p>
          </table:table-cell>
          <table:table-cell table:formula="of:=COM.MICROSOFT.CONCAT([.A13];&quot; = true,&quot;)" office:value-type="string" office:string-value="RRR = true," calcext:value-type="string">
            <text:p>RRR = true,</text:p>
          </table:table-cell>
        </table:table-row>
        <table:table-row table:style-name="ro1">
          <table:table-cell table:style-name="ce24" office:value-type="string" calcext:value-type="string">
            <text:p>Total Result</text:p>
          </table:table-cell>
          <table:table-cell table:style-name="ce30" office:value-type="float" office:value="41" calcext:value-type="float">
            <text:p>41</text:p>
          </table:table-cell>
          <table:table-cell/>
        </table:table-row>
      </table:table>
      <table:table table:name="Sheet5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OP COD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numeric op code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]*16+[.D2]" office:value-type="float" office:value="0" calcext:value-type="float">
            <text:p>0</text:p>
          </table:table-cell>
          <table:table-cell table:formula="of:=CONCATENATE([.A2];&quot; = &quot;;[.E2];&quot;,&quot;)" office:value-type="string" office:string-value="DC = 0," calcext:value-type="string">
            <text:p>DC = 0,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mis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]*16+[.D3]" office:value-type="float" office:value="0" calcext:value-type="float">
            <text:p>0</text:p>
          </table:table-cell>
          <table:table-cell table:formula="of:=CONCATENATE([.A3];&quot; = &quot;;[.E3];&quot;,&quot;)" office:value-type="string" office:string-value="NOP = 0," calcext:value-type="string">
            <text:p>NOP = 0,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bitwi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*16+[.D4]" office:value-type="float" office:value="16" calcext:value-type="float">
            <text:p>16</text:p>
          </table:table-cell>
          <table:table-cell table:formula="of:=CONCATENATE([.A4];&quot; = &quot;;[.E4];&quot;,&quot;)" office:value-type="string" office:string-value="AND = 16," calcext:value-type="string">
            <text:p>AND = 16,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bitwise</text:p>
          </table:table-cell>
          <table:table-cell office:value-type="float" office:value="1" calcext:value-type="float">
            <text:p>1</text:p>
          </table:table-cell>
          <table:table-cell table:formula="of:=[.D4]+1" office:value-type="float" office:value="1" calcext:value-type="float">
            <text:p>1</text:p>
          </table:table-cell>
          <table:table-cell table:formula="of:=[.C5]*16+[.D5]" office:value-type="float" office:value="17" calcext:value-type="float">
            <text:p>17</text:p>
          </table:table-cell>
          <table:table-cell table:formula="of:=CONCATENATE([.A5];&quot; = &quot;;[.E5];&quot;,&quot;)" office:value-type="string" office:string-value="ANDI = 17," calcext:value-type="string">
            <text:p>ANDI = 17,</text:p>
          </table:table-cell>
        </table:table-row>
        <table:table-row table:style-name="ro1">
          <table:table-cell office:value-type="string" calcext:value-type="string">
            <text:p>ANDR</text:p>
          </table:table-cell>
          <table:table-cell office:value-type="string" calcext:value-type="string">
            <text:p>bitwise</text:p>
          </table:table-cell>
          <table:table-cell office:value-type="float" office:value="1" calcext:value-type="float">
            <text:p>1</text:p>
          </table:table-cell>
          <table:table-cell table:formula="of:=[.D5]+1" office:value-type="float" office:value="2" calcext:value-type="float">
            <text:p>2</text:p>
          </table:table-cell>
          <table:table-cell table:formula="of:=[.C6]*16+[.D6]" office:value-type="float" office:value="18" calcext:value-type="float">
            <text:p>18</text:p>
          </table:table-cell>
          <table:table-cell table:formula="of:=CONCATENATE([.A6];&quot; = &quot;;[.E6];&quot;,&quot;)" office:value-type="string" office:string-value="ANDR = 18," calcext:value-type="string">
            <text:p>ANDR = 18,</text:p>
          </table:table-cell>
        </table:table-row>
        <table:table-row table:style-name="ro1">
          <table:table-cell office:value-type="string" calcext:value-type="string">
            <text:p>NOTR</text:p>
          </table:table-cell>
          <table:table-cell office:value-type="string" calcext:value-type="string">
            <text:p>bitwise</text:p>
          </table:table-cell>
          <table:table-cell office:value-type="float" office:value="1" calcext:value-type="float">
            <text:p>1</text:p>
          </table:table-cell>
          <table:table-cell table:formula="of:=[.D6]+1" office:value-type="float" office:value="3" calcext:value-type="float">
            <text:p>3</text:p>
          </table:table-cell>
          <table:table-cell table:formula="of:=[.C7]*16+[.D7]" office:value-type="float" office:value="19" calcext:value-type="float">
            <text:p>19</text:p>
          </table:table-cell>
          <table:table-cell table:formula="of:=CONCATENATE([.A7];&quot; = &quot;;[.E7];&quot;,&quot;)" office:value-type="string" office:string-value="NOTR = 19," calcext:value-type="string">
            <text:p>NOTR = 19,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bitwise</text:p>
          </table:table-cell>
          <table:table-cell office:value-type="float" office:value="1" calcext:value-type="float">
            <text:p>1</text:p>
          </table:table-cell>
          <table:table-cell table:formula="of:=[.D7]+1" office:value-type="float" office:value="4" calcext:value-type="float">
            <text:p>4</text:p>
          </table:table-cell>
          <table:table-cell table:formula="of:=[.C8]*16+[.D8]" office:value-type="float" office:value="20" calcext:value-type="float">
            <text:p>20</text:p>
          </table:table-cell>
          <table:table-cell table:formula="of:=CONCATENATE([.A8];&quot; = &quot;;[.E8];&quot;,&quot;)" office:value-type="string" office:string-value="OR = 20," calcext:value-type="string">
            <text:p>OR = 20,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bitwise</text:p>
          </table:table-cell>
          <table:table-cell office:value-type="float" office:value="1" calcext:value-type="float">
            <text:p>1</text:p>
          </table:table-cell>
          <table:table-cell table:formula="of:=[.D8]+1" office:value-type="float" office:value="5" calcext:value-type="float">
            <text:p>5</text:p>
          </table:table-cell>
          <table:table-cell table:formula="of:=[.C9]*16+[.D9]" office:value-type="float" office:value="21" calcext:value-type="float">
            <text:p>21</text:p>
          </table:table-cell>
          <table:table-cell table:formula="of:=CONCATENATE([.A9];&quot; = &quot;;[.E9];&quot;,&quot;)" office:value-type="string" office:string-value="ORI = 21," calcext:value-type="string">
            <text:p>ORI = 21,</text:p>
          </table:table-cell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bitwise</text:p>
          </table:table-cell>
          <table:table-cell office:value-type="float" office:value="1" calcext:value-type="float">
            <text:p>1</text:p>
          </table:table-cell>
          <table:table-cell table:formula="of:=[.D9]+1" office:value-type="float" office:value="6" calcext:value-type="float">
            <text:p>6</text:p>
          </table:table-cell>
          <table:table-cell table:formula="of:=[.C10]*16+[.D10]" office:value-type="float" office:value="22" calcext:value-type="float">
            <text:p>22</text:p>
          </table:table-cell>
          <table:table-cell table:formula="of:=CONCATENATE([.A10];&quot; = &quot;;[.E10];&quot;,&quot;)" office:value-type="string" office:string-value="ORR = 22," calcext:value-type="string">
            <text:p>ORR = 22,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fl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1]*16+[.D11]" office:value-type="float" office:value="48" calcext:value-type="float">
            <text:p>48</text:p>
          </table:table-cell>
          <table:table-cell table:formula="of:=CONCATENATE([.A11];&quot; = &quot;;[.E11];&quot;,&quot;)" office:value-type="string" office:string-value="BR = 48," calcext:value-type="string">
            <text:p>BR = 48,</text:p>
          </table:table-cell>
        </table:table-row>
        <table:table-row table:style-name="ro1">
          <table:table-cell office:value-type="string" calcext:value-type="string">
            <text:p>BRnp</text:p>
          </table:table-cell>
          <table:table-cell office:value-type="string" calcext:value-type="string">
            <text:p>flow</text:p>
          </table:table-cell>
          <table:table-cell office:value-type="float" office:value="3" calcext:value-type="float">
            <text:p>3</text:p>
          </table:table-cell>
          <table:table-cell table:formula="of:=[.D11]+1" office:value-type="float" office:value="1" calcext:value-type="float">
            <text:p>1</text:p>
          </table:table-cell>
          <table:table-cell table:formula="of:=[.C12]*16+[.D12]" office:value-type="float" office:value="49" calcext:value-type="float">
            <text:p>49</text:p>
          </table:table-cell>
          <table:table-cell table:formula="of:=CONCATENATE([.A12];&quot; = &quot;;[.E12];&quot;,&quot;)" office:value-type="string" office:string-value="BRnp = 49," calcext:value-type="string">
            <text:p>BRnp = 49,</text:p>
          </table:table-cell>
        </table:table-row>
        <table:table-row table:style-name="ro1">
          <table:table-cell office:value-type="string" calcext:value-type="string">
            <text:p>BRnz</text:p>
          </table:table-cell>
          <table:table-cell office:value-type="string" calcext:value-type="string">
            <text:p>flow</text:p>
          </table:table-cell>
          <table:table-cell office:value-type="float" office:value="3" calcext:value-type="float">
            <text:p>3</text:p>
          </table:table-cell>
          <table:table-cell table:formula="of:=[.D12]+1" office:value-type="float" office:value="2" calcext:value-type="float">
            <text:p>2</text:p>
          </table:table-cell>
          <table:table-cell table:formula="of:=[.C13]*16+[.D13]" office:value-type="float" office:value="50" calcext:value-type="float">
            <text:p>50</text:p>
          </table:table-cell>
          <table:table-cell table:formula="of:=CONCATENATE([.A13];&quot; = &quot;;[.E13];&quot;,&quot;)" office:value-type="string" office:string-value="BRnz = 50," calcext:value-type="string">
            <text:p>BRnz = 50,</text:p>
          </table:table-cell>
        </table:table-row>
        <table:table-row table:style-name="ro1">
          <table:table-cell office:value-type="string" calcext:value-type="string">
            <text:p>BRnzp</text:p>
          </table:table-cell>
          <table:table-cell office:value-type="string" calcext:value-type="string">
            <text:p>flow</text:p>
          </table:table-cell>
          <table:table-cell office:value-type="float" office:value="3" calcext:value-type="float">
            <text:p>3</text:p>
          </table:table-cell>
          <table:table-cell table:formula="of:=[.D13]+1" office:value-type="float" office:value="3" calcext:value-type="float">
            <text:p>3</text:p>
          </table:table-cell>
          <table:table-cell table:formula="of:=[.C14]*16+[.D14]" office:value-type="float" office:value="51" calcext:value-type="float">
            <text:p>51</text:p>
          </table:table-cell>
          <table:table-cell table:formula="of:=CONCATENATE([.A14];&quot; = &quot;;[.E14];&quot;,&quot;)" office:value-type="string" office:string-value="BRnzp = 51," calcext:value-type="string">
            <text:p>BRnzp = 51,</text:p>
          </table:table-cell>
        </table:table-row>
        <table:table-row table:style-name="ro1">
          <table:table-cell office:value-type="string" calcext:value-type="string">
            <text:p>BRp</text:p>
          </table:table-cell>
          <table:table-cell office:value-type="string" calcext:value-type="string">
            <text:p>flow</text:p>
          </table:table-cell>
          <table:table-cell office:value-type="float" office:value="3" calcext:value-type="float">
            <text:p>3</text:p>
          </table:table-cell>
          <table:table-cell table:formula="of:=[.D14]+1" office:value-type="float" office:value="4" calcext:value-type="float">
            <text:p>4</text:p>
          </table:table-cell>
          <table:table-cell table:formula="of:=[.C15]*16+[.D15]" office:value-type="float" office:value="52" calcext:value-type="float">
            <text:p>52</text:p>
          </table:table-cell>
          <table:table-cell table:formula="of:=CONCATENATE([.A15];&quot; = &quot;;[.E15];&quot;,&quot;)" office:value-type="string" office:string-value="BRp = 52," calcext:value-type="string">
            <text:p>BRp = 52,</text:p>
          </table:table-cell>
        </table:table-row>
        <table:table-row table:style-name="ro1">
          <table:table-cell office:value-type="string" calcext:value-type="string">
            <text:p>BRz</text:p>
          </table:table-cell>
          <table:table-cell office:value-type="string" calcext:value-type="string">
            <text:p>flow</text:p>
          </table:table-cell>
          <table:table-cell office:value-type="float" office:value="3" calcext:value-type="float">
            <text:p>3</text:p>
          </table:table-cell>
          <table:table-cell table:formula="of:=[.D15]+1" office:value-type="float" office:value="5" calcext:value-type="float">
            <text:p>5</text:p>
          </table:table-cell>
          <table:table-cell table:formula="of:=[.C16]*16+[.D16]" office:value-type="float" office:value="53" calcext:value-type="float">
            <text:p>53</text:p>
          </table:table-cell>
          <table:table-cell table:formula="of:=CONCATENATE([.A16];&quot; = &quot;;[.E16];&quot;,&quot;)" office:value-type="string" office:string-value="BRz = 53," calcext:value-type="string">
            <text:p>BRz = 53,</text:p>
          </table:table-cell>
        </table:table-row>
        <table:table-row table:style-name="ro1">
          <table:table-cell office:value-type="string" calcext:value-type="string">
            <text:p>BRzp</text:p>
          </table:table-cell>
          <table:table-cell office:value-type="string" calcext:value-type="string">
            <text:p>flow</text:p>
          </table:table-cell>
          <table:table-cell office:value-type="float" office:value="3" calcext:value-type="float">
            <text:p>3</text:p>
          </table:table-cell>
          <table:table-cell table:formula="of:=[.D16]+1" office:value-type="float" office:value="6" calcext:value-type="float">
            <text:p>6</text:p>
          </table:table-cell>
          <table:table-cell table:formula="of:=[.C17]*16+[.D17]" office:value-type="float" office:value="54" calcext:value-type="float">
            <text:p>54</text:p>
          </table:table-cell>
          <table:table-cell table:formula="of:=CONCATENATE([.A17];&quot; = &quot;;[.E17];&quot;,&quot;)" office:value-type="string" office:string-value="BRzp = 54," calcext:value-type="string">
            <text:p>BRzp = 54,</text:p>
          </table:table-cell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flow</text:p>
          </table:table-cell>
          <table:table-cell office:value-type="float" office:value="3" calcext:value-type="float">
            <text:p>3</text:p>
          </table:table-cell>
          <table:table-cell table:formula="of:=[.D17]+1" office:value-type="float" office:value="7" calcext:value-type="float">
            <text:p>7</text:p>
          </table:table-cell>
          <table:table-cell table:formula="of:=[.C18]*16+[.D18]" office:value-type="float" office:value="55" calcext:value-type="float">
            <text:p>55</text:p>
          </table:table-cell>
          <table:table-cell table:formula="of:=CONCATENATE([.A18];&quot; = &quot;;[.E18];&quot;,&quot;)" office:value-type="string" office:string-value="JMP = 55," calcext:value-type="string">
            <text:p>JMP = 55,</text:p>
          </table:table-cell>
        </table:table-row>
        <table:table-row table:style-name="ro1">
          <table:table-cell office:value-type="string" calcext:value-type="string">
            <text:p>JSR</text:p>
          </table:table-cell>
          <table:table-cell office:value-type="string" calcext:value-type="string">
            <text:p>flow</text:p>
          </table:table-cell>
          <table:table-cell office:value-type="float" office:value="3" calcext:value-type="float">
            <text:p>3</text:p>
          </table:table-cell>
          <table:table-cell table:formula="of:=[.D18]+1" office:value-type="float" office:value="8" calcext:value-type="float">
            <text:p>8</text:p>
          </table:table-cell>
          <table:table-cell table:formula="of:=[.C19]*16+[.D19]" office:value-type="float" office:value="56" calcext:value-type="float">
            <text:p>56</text:p>
          </table:table-cell>
          <table:table-cell table:formula="of:=CONCATENATE([.A19];&quot; = &quot;;[.E19];&quot;,&quot;)" office:value-type="string" office:string-value="JSR = 56," calcext:value-type="string">
            <text:p>JSR = 56,</text:p>
          </table:table-cell>
        </table:table-row>
        <table:table-row table:style-name="ro1">
          <table:table-cell office:value-type="string" calcext:value-type="string">
            <text:p>JSRR</text:p>
          </table:table-cell>
          <table:table-cell office:value-type="string" calcext:value-type="string">
            <text:p>flow</text:p>
          </table:table-cell>
          <table:table-cell office:value-type="float" office:value="3" calcext:value-type="float">
            <text:p>3</text:p>
          </table:table-cell>
          <table:table-cell table:formula="of:=[.D19]+1" office:value-type="float" office:value="9" calcext:value-type="float">
            <text:p>9</text:p>
          </table:table-cell>
          <table:table-cell table:formula="of:=[.C20]*16+[.D20]" office:value-type="float" office:value="57" calcext:value-type="float">
            <text:p>57</text:p>
          </table:table-cell>
          <table:table-cell table:formula="of:=CONCATENATE([.A20];&quot; = &quot;;[.E20];&quot;,&quot;)" office:value-type="string" office:string-value="JSRR = 57," calcext:value-type="string">
            <text:p>JSRR = 57,</text:p>
          </table:table-cell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flow</text:p>
          </table:table-cell>
          <table:table-cell office:value-type="float" office:value="3" calcext:value-type="float">
            <text:p>3</text:p>
          </table:table-cell>
          <table:table-cell table:formula="of:=[.D20]+1" office:value-type="float" office:value="10" calcext:value-type="float">
            <text:p>10</text:p>
          </table:table-cell>
          <table:table-cell table:formula="of:=[.C21]*16+[.D21]" office:value-type="float" office:value="58" calcext:value-type="float">
            <text:p>58</text:p>
          </table:table-cell>
          <table:table-cell table:formula="of:=CONCATENATE([.A21];&quot; = &quot;;[.E21];&quot;,&quot;)" office:value-type="string" office:string-value="RET = 58," calcext:value-type="string">
            <text:p>RET = 58,</text:p>
          </table:table-cell>
        </table:table-row>
        <table:table-row table:style-name="ro1">
          <table:table-cell office:value-type="string" calcext:value-type="string">
            <text:p>GETC</text:p>
          </table:table-cell>
          <table:table-cell office:value-type="string" calcext:value-type="string">
            <text:p>I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22]*16+[.D22]" office:value-type="float" office:value="80" calcext:value-type="float">
            <text:p>80</text:p>
          </table:table-cell>
          <table:table-cell table:formula="of:=CONCATENATE([.A22];&quot; = &quot;;[.E22];&quot;,&quot;)" office:value-type="string" office:string-value="GETC = 80," calcext:value-type="string">
            <text:p>GETC = 80,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O</text:p>
          </table:table-cell>
          <table:table-cell office:value-type="float" office:value="5" calcext:value-type="float">
            <text:p>5</text:p>
          </table:table-cell>
          <table:table-cell table:formula="of:=[.D22]+1" office:value-type="float" office:value="1" calcext:value-type="float">
            <text:p>1</text:p>
          </table:table-cell>
          <table:table-cell table:formula="of:=[.C23]*16+[.D23]" office:value-type="float" office:value="81" calcext:value-type="float">
            <text:p>81</text:p>
          </table:table-cell>
          <table:table-cell table:formula="of:=CONCATENATE([.A23];&quot; = &quot;;[.E23];&quot;,&quot;)" office:value-type="string" office:string-value="IN = 81," calcext:value-type="string">
            <text:p>IN = 81,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float" office:value="5" calcext:value-type="float">
            <text:p>5</text:p>
          </table:table-cell>
          <table:table-cell table:formula="of:=[.D23]+1" office:value-type="float" office:value="2" calcext:value-type="float">
            <text:p>2</text:p>
          </table:table-cell>
          <table:table-cell table:formula="of:=[.C24]*16+[.D24]" office:value-type="float" office:value="82" calcext:value-type="float">
            <text:p>82</text:p>
          </table:table-cell>
          <table:table-cell table:formula="of:=CONCATENATE([.A24];&quot; = &quot;;[.E24];&quot;,&quot;)" office:value-type="string" office:string-value="OUT = 82," calcext:value-type="string">
            <text:p>OUT = 82,</text:p>
          </table:table-cell>
        </table:table-row>
        <table:table-row table:style-name="ro1">
          <table:table-cell office:value-type="string" calcext:value-type="string">
            <text:p>PUTS</text:p>
          </table:table-cell>
          <table:table-cell office:value-type="string" calcext:value-type="string">
            <text:p>IO</text:p>
          </table:table-cell>
          <table:table-cell office:value-type="float" office:value="5" calcext:value-type="float">
            <text:p>5</text:p>
          </table:table-cell>
          <table:table-cell table:formula="of:=[.D24]+1" office:value-type="float" office:value="3" calcext:value-type="float">
            <text:p>3</text:p>
          </table:table-cell>
          <table:table-cell table:formula="of:=[.C25]*16+[.D25]" office:value-type="float" office:value="83" calcext:value-type="float">
            <text:p>83</text:p>
          </table:table-cell>
          <table:table-cell table:formula="of:=CONCATENATE([.A25];&quot; = &quot;;[.E25];&quot;,&quot;)" office:value-type="string" office:string-value="PUTS = 83," calcext:value-type="string">
            <text:p>PUTS = 83,</text:p>
          </table:table-cell>
        </table:table-row>
        <table:table-row table:style-name="ro1">
          <table:table-cell office:value-type="string" calcext:value-type="string">
            <text:p>LD </text:p>
          </table:table-cell>
          <table:table-cell office:value-type="string" calcext:value-type="string">
            <text:p>loa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26]*16+[.D26]" office:value-type="float" office:value="112" calcext:value-type="float">
            <text:p>112</text:p>
          </table:table-cell>
          <table:table-cell table:formula="of:=CONCATENATE([.A26];&quot; = &quot;;[.E26];&quot;,&quot;)" office:value-type="string" office:string-value="LD  = 112," calcext:value-type="string">
            <text:p>LD <text:s/>= 112,</text:p>
          </table:table-cell>
        </table:table-row>
        <table:table-row table:style-name="ro1">
          <table:table-cell office:value-type="string" calcext:value-type="string">
            <text:p>LDI </text:p>
          </table:table-cell>
          <table:table-cell office:value-type="string" calcext:value-type="string">
            <text:p>load</text:p>
          </table:table-cell>
          <table:table-cell office:value-type="float" office:value="7" calcext:value-type="float">
            <text:p>7</text:p>
          </table:table-cell>
          <table:table-cell table:formula="of:=[.D26]+1" office:value-type="float" office:value="1" calcext:value-type="float">
            <text:p>1</text:p>
          </table:table-cell>
          <table:table-cell table:formula="of:=[.C27]*16+[.D27]" office:value-type="float" office:value="113" calcext:value-type="float">
            <text:p>113</text:p>
          </table:table-cell>
          <table:table-cell table:formula="of:=CONCATENATE([.A27];&quot; = &quot;;[.E27];&quot;,&quot;)" office:value-type="string" office:string-value="LDI  = 113," calcext:value-type="string">
            <text:p>LDI <text:s/>= 113,</text:p>
          </table:table-cell>
        </table:table-row>
        <table:table-row table:style-name="ro1">
          <table:table-cell office:value-type="string" calcext:value-type="string">
            <text:p>LDR </text:p>
          </table:table-cell>
          <table:table-cell office:value-type="string" calcext:value-type="string">
            <text:p>load</text:p>
          </table:table-cell>
          <table:table-cell office:value-type="float" office:value="7" calcext:value-type="float">
            <text:p>7</text:p>
          </table:table-cell>
          <table:table-cell table:formula="of:=[.D27]+1" office:value-type="float" office:value="2" calcext:value-type="float">
            <text:p>2</text:p>
          </table:table-cell>
          <table:table-cell table:formula="of:=[.C28]*16+[.D28]" office:value-type="float" office:value="114" calcext:value-type="float">
            <text:p>114</text:p>
          </table:table-cell>
          <table:table-cell table:formula="of:=CONCATENATE([.A28];&quot; = &quot;;[.E28];&quot;,&quot;)" office:value-type="string" office:string-value="LDR  = 114," calcext:value-type="string">
            <text:p>LDR <text:s/>= 114,</text:p>
          </table:table-cell>
        </table:table-row>
        <table:table-row table:style-name="ro1">
          <table:table-cell office:value-type="string" calcext:value-type="string">
            <text:p>LEA </text:p>
          </table:table-cell>
          <table:table-cell office:value-type="string" calcext:value-type="string">
            <text:p>load</text:p>
          </table:table-cell>
          <table:table-cell office:value-type="float" office:value="7" calcext:value-type="float">
            <text:p>7</text:p>
          </table:table-cell>
          <table:table-cell table:formula="of:=[.D28]+1" office:value-type="float" office:value="3" calcext:value-type="float">
            <text:p>3</text:p>
          </table:table-cell>
          <table:table-cell table:formula="of:=[.C29]*16+[.D29]" office:value-type="float" office:value="115" calcext:value-type="float">
            <text:p>115</text:p>
          </table:table-cell>
          <table:table-cell table:formula="of:=CONCATENATE([.A29];&quot; = &quot;;[.E29];&quot;,&quot;)" office:value-type="string" office:string-value="LEA  = 115," calcext:value-type="string">
            <text:p>LEA <text:s/>= 115,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math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30]*16+[.D30]" office:value-type="float" office:value="144" calcext:value-type="float">
            <text:p>144</text:p>
          </table:table-cell>
          <table:table-cell table:formula="of:=CONCATENATE([.A30];&quot; = &quot;;[.E30];&quot;,&quot;)" office:value-type="string" office:string-value="ADD = 144," calcext:value-type="string">
            <text:p>ADD = 144,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math</text:p>
          </table:table-cell>
          <table:table-cell office:value-type="float" office:value="9" calcext:value-type="float">
            <text:p>9</text:p>
          </table:table-cell>
          <table:table-cell table:formula="of:=[.D30]+1" office:value-type="float" office:value="1" calcext:value-type="float">
            <text:p>1</text:p>
          </table:table-cell>
          <table:table-cell table:formula="of:=[.C31]*16+[.D31]" office:value-type="float" office:value="145" calcext:value-type="float">
            <text:p>145</text:p>
          </table:table-cell>
          <table:table-cell table:formula="of:=CONCATENATE([.A31];&quot; = &quot;;[.E31];&quot;,&quot;)" office:value-type="string" office:string-value="ADDI = 145," calcext:value-type="string">
            <text:p>ADDI = 145,</text:p>
          </table:table-cell>
        </table:table-row>
        <table:table-row table:style-name="ro1">
          <table:table-cell office:value-type="string" calcext:value-type="string">
            <text:p>ADDR</text:p>
          </table:table-cell>
          <table:table-cell office:value-type="string" calcext:value-type="string">
            <text:p>math</text:p>
          </table:table-cell>
          <table:table-cell office:value-type="float" office:value="9" calcext:value-type="float">
            <text:p>9</text:p>
          </table:table-cell>
          <table:table-cell table:formula="of:=[.D31]+1" office:value-type="float" office:value="2" calcext:value-type="float">
            <text:p>2</text:p>
          </table:table-cell>
          <table:table-cell table:formula="of:=[.C32]*16+[.D32]" office:value-type="float" office:value="146" calcext:value-type="float">
            <text:p>146</text:p>
          </table:table-cell>
          <table:table-cell table:formula="of:=CONCATENATE([.A32];&quot; = &quot;;[.E32];&quot;,&quot;)" office:value-type="string" office:string-value="ADDR = 146," calcext:value-type="string">
            <text:p>ADDR = 146,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math</text:p>
          </table:table-cell>
          <table:table-cell office:value-type="float" office:value="9" calcext:value-type="float">
            <text:p>9</text:p>
          </table:table-cell>
          <table:table-cell table:formula="of:=[.D32]+1" office:value-type="float" office:value="3" calcext:value-type="float">
            <text:p>3</text:p>
          </table:table-cell>
          <table:table-cell table:formula="of:=[.C33]*16+[.D33]" office:value-type="float" office:value="147" calcext:value-type="float">
            <text:p>147</text:p>
          </table:table-cell>
          <table:table-cell table:formula="of:=CONCATENATE([.A33];&quot; = &quot;;[.E33];&quot;,&quot;)" office:value-type="string" office:string-value="DIV = 147," calcext:value-type="string">
            <text:p>DIV = 147,</text:p>
          </table:table-cell>
        </table:table-row>
        <table:table-row table:style-name="ro1">
          <table:table-cell office:value-type="string" calcext:value-type="string">
            <text:p>DIVI</text:p>
          </table:table-cell>
          <table:table-cell office:value-type="string" calcext:value-type="string">
            <text:p>math</text:p>
          </table:table-cell>
          <table:table-cell office:value-type="float" office:value="9" calcext:value-type="float">
            <text:p>9</text:p>
          </table:table-cell>
          <table:table-cell table:formula="of:=[.D33]+1" office:value-type="float" office:value="4" calcext:value-type="float">
            <text:p>4</text:p>
          </table:table-cell>
          <table:table-cell table:formula="of:=[.C34]*16+[.D34]" office:value-type="float" office:value="148" calcext:value-type="float">
            <text:p>148</text:p>
          </table:table-cell>
          <table:table-cell table:formula="of:=CONCATENATE([.A34];&quot; = &quot;;[.E34];&quot;,&quot;)" office:value-type="string" office:string-value="DIVI = 148," calcext:value-type="string">
            <text:p>DIVI = 148,</text:p>
          </table:table-cell>
        </table:table-row>
        <table:table-row table:style-name="ro1">
          <table:table-cell office:value-type="string" calcext:value-type="string">
            <text:p>DIVR</text:p>
          </table:table-cell>
          <table:table-cell office:value-type="string" calcext:value-type="string">
            <text:p>math</text:p>
          </table:table-cell>
          <table:table-cell office:value-type="float" office:value="9" calcext:value-type="float">
            <text:p>9</text:p>
          </table:table-cell>
          <table:table-cell table:formula="of:=[.D34]+1" office:value-type="float" office:value="5" calcext:value-type="float">
            <text:p>5</text:p>
          </table:table-cell>
          <table:table-cell table:formula="of:=[.C35]*16+[.D35]" office:value-type="float" office:value="149" calcext:value-type="float">
            <text:p>149</text:p>
          </table:table-cell>
          <table:table-cell table:formula="of:=CONCATENATE([.A35];&quot; = &quot;;[.E35];&quot;,&quot;)" office:value-type="string" office:string-value="DIVR = 149," calcext:value-type="string">
            <text:p>DIVR = 149,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math</text:p>
          </table:table-cell>
          <table:table-cell office:value-type="float" office:value="9" calcext:value-type="float">
            <text:p>9</text:p>
          </table:table-cell>
          <table:table-cell table:formula="of:=[.D35]+1" office:value-type="float" office:value="6" calcext:value-type="float">
            <text:p>6</text:p>
          </table:table-cell>
          <table:table-cell table:formula="of:=[.C36]*16+[.D36]" office:value-type="float" office:value="150" calcext:value-type="float">
            <text:p>150</text:p>
          </table:table-cell>
          <table:table-cell table:formula="of:=CONCATENATE([.A36];&quot; = &quot;;[.E36];&quot;,&quot;)" office:value-type="string" office:string-value="MUL = 150," calcext:value-type="string">
            <text:p>MUL = 150,</text:p>
          </table:table-cell>
        </table:table-row>
        <table:table-row table:style-name="ro1">
          <table:table-cell office:value-type="string" calcext:value-type="string">
            <text:p>MULI</text:p>
          </table:table-cell>
          <table:table-cell office:value-type="string" calcext:value-type="string">
            <text:p>math</text:p>
          </table:table-cell>
          <table:table-cell office:value-type="float" office:value="9" calcext:value-type="float">
            <text:p>9</text:p>
          </table:table-cell>
          <table:table-cell table:formula="of:=[.D36]+1" office:value-type="float" office:value="7" calcext:value-type="float">
            <text:p>7</text:p>
          </table:table-cell>
          <table:table-cell table:formula="of:=[.C37]*16+[.D37]" office:value-type="float" office:value="151" calcext:value-type="float">
            <text:p>151</text:p>
          </table:table-cell>
          <table:table-cell table:formula="of:=CONCATENATE([.A37];&quot; = &quot;;[.E37];&quot;,&quot;)" office:value-type="string" office:string-value="MULI = 151," calcext:value-type="string">
            <text:p>MULI = 151,</text:p>
          </table:table-cell>
        </table:table-row>
        <table:table-row table:style-name="ro1">
          <table:table-cell office:value-type="string" calcext:value-type="string">
            <text:p>MULR</text:p>
          </table:table-cell>
          <table:table-cell office:value-type="string" calcext:value-type="string">
            <text:p>math</text:p>
          </table:table-cell>
          <table:table-cell office:value-type="float" office:value="9" calcext:value-type="float">
            <text:p>9</text:p>
          </table:table-cell>
          <table:table-cell table:formula="of:=[.D37]+1" office:value-type="float" office:value="8" calcext:value-type="float">
            <text:p>8</text:p>
          </table:table-cell>
          <table:table-cell table:formula="of:=[.C38]*16+[.D38]" office:value-type="float" office:value="152" calcext:value-type="float">
            <text:p>152</text:p>
          </table:table-cell>
          <table:table-cell table:formula="of:=CONCATENATE([.A38];&quot; = &quot;;[.E38];&quot;,&quot;)" office:value-type="string" office:string-value="MULR = 152," calcext:value-type="string">
            <text:p>MULR = 152,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math</text:p>
          </table:table-cell>
          <table:table-cell office:value-type="float" office:value="9" calcext:value-type="float">
            <text:p>9</text:p>
          </table:table-cell>
          <table:table-cell table:formula="of:=[.D38]+1" office:value-type="float" office:value="9" calcext:value-type="float">
            <text:p>9</text:p>
          </table:table-cell>
          <table:table-cell table:formula="of:=[.C39]*16+[.D39]" office:value-type="float" office:value="153" calcext:value-type="float">
            <text:p>153</text:p>
          </table:table-cell>
          <table:table-cell table:formula="of:=CONCATENATE([.A39];&quot; = &quot;;[.E39];&quot;,&quot;)" office:value-type="string" office:string-value="SUB = 153," calcext:value-type="string">
            <text:p>SUB = 153,</text:p>
          </table:table-cell>
        </table:table-row>
        <table:table-row table:style-name="ro1">
          <table:table-cell office:value-type="string" calcext:value-type="string">
            <text:p>SUBI</text:p>
          </table:table-cell>
          <table:table-cell office:value-type="string" calcext:value-type="string">
            <text:p>math</text:p>
          </table:table-cell>
          <table:table-cell office:value-type="float" office:value="9" calcext:value-type="float">
            <text:p>9</text:p>
          </table:table-cell>
          <table:table-cell table:formula="of:=[.D39]+1" office:value-type="float" office:value="10" calcext:value-type="float">
            <text:p>10</text:p>
          </table:table-cell>
          <table:table-cell table:formula="of:=[.C40]*16+[.D40]" office:value-type="float" office:value="154" calcext:value-type="float">
            <text:p>154</text:p>
          </table:table-cell>
          <table:table-cell table:formula="of:=CONCATENATE([.A40];&quot; = &quot;;[.E40];&quot;,&quot;)" office:value-type="string" office:string-value="SUBI = 154," calcext:value-type="string">
            <text:p>SUBI = 154,</text:p>
          </table:table-cell>
        </table:table-row>
        <table:table-row table:style-name="ro1">
          <table:table-cell office:value-type="string" calcext:value-type="string">
            <text:p>SUBR</text:p>
          </table:table-cell>
          <table:table-cell office:value-type="string" calcext:value-type="string">
            <text:p>math</text:p>
          </table:table-cell>
          <table:table-cell office:value-type="float" office:value="9" calcext:value-type="float">
            <text:p>9</text:p>
          </table:table-cell>
          <table:table-cell table:formula="of:=[.D40]+1" office:value-type="float" office:value="11" calcext:value-type="float">
            <text:p>11</text:p>
          </table:table-cell>
          <table:table-cell table:formula="of:=[.C41]*16+[.D41]" office:value-type="float" office:value="155" calcext:value-type="float">
            <text:p>155</text:p>
          </table:table-cell>
          <table:table-cell table:formula="of:=CONCATENATE([.A41];&quot; = &quot;;[.E41];&quot;,&quot;)" office:value-type="string" office:string-value="SUBR = 155," calcext:value-type="string">
            <text:p>SUBR = 155,</text:p>
          </table:table-cell>
        </table:table-row>
        <table:table-row table:style-name="ro1">
          <table:table-cell office:value-type="string" calcext:value-type="string">
            <text:p>HALT</text:p>
          </table:table-cell>
          <table:table-cell office:value-type="string" calcext:value-type="string">
            <text:p>misc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2]*16+[.D42]" office:value-type="float" office:value="176" calcext:value-type="float">
            <text:p>176</text:p>
          </table:table-cell>
          <table:table-cell table:formula="of:=CONCATENATE([.A42];&quot; = &quot;;[.E42];&quot;,&quot;)" office:value-type="string" office:string-value="HALT = 176," calcext:value-type="string">
            <text:p>HALT = 176,</text:p>
          </table:table-cell>
        </table:table-row>
      </table:table>
      <table:named-expressions/>
      <table:database-ranges>
        <table:database-range table:name="__Anonymous_Sheet_DB__0" table:target-range-address="'Instruction set'.A1:'Instruction set'.H1048576">
          <table:sort>
            <table:sort-by table:field-number="1" table:data-type="automatic"/>
            <table:sort-by table:field-number="0" table:data-type="automatic"/>
            <table:sort-by table:field-number="6" table:data-type="automatic"/>
          </table:sort>
        </table:database-range>
        <table:database-range table:name="__Anonymous_Sheet_DB__2" table:target-range-address="Sheet5.A1:Sheet5.F1048576">
          <table:sort>
            <table:sort-by table:field-number="4" table:data-type="automatic"/>
          </table:sort>
        </table:database-range>
      </table:database-ranges>
      <table:data-pilot-tables>
        <table:data-pilot-table table:name="DataPilot1" table:application-data="" table:target-range-address="'instruction types'.A1:'instruction types'.B14" table:buttons="'instruction types'.A1 'instruction types'.A3" table:show-filter-button="false" table:drill-down-on-double-click="false">
          <table:source-cell-range table:cell-range-address="'Instruction set'.A1:'Instruction set'.G50"/>
          <table:data-pilot-field table:source-field-name="CLASS" table:orientation="page" table:used-hierarchy="0" table:function="auto" loext:ignore-selected-page="true" table:selected-page="bitwise">
            <table:data-pilot-level table:show-empty="false" calcext:repeat-item-labels="false">
              <table:data-pilot-members>
                <table:data-pilot-member table:name="bitwise" table:display="true" table:show-details="true"/>
                <table:data-pilot-member table:name="flow" table:display="true" table:show-details="true"/>
                <table:data-pilot-member table:name="IO" table:display="true" table:show-details="true"/>
                <table:data-pilot-member table:name="load" table:display="true" table:show-details="true"/>
                <table:data-pilot-member table:name="math" table:display="true" table:show-details="true"/>
                <table:data-pilot-member table:name="misc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shup" table:orientation="row" table:used-hierarchy="0" table:function="auto">
            <table:data-pilot-level table:show-empty="false" calcext:repeat-item-labels="false">
              <table:data-pilot-members>
                <table:data-pilot-member table:name="L" table:display="true" table:show-details="true"/>
                <table:data-pilot-member table:name="LL" table:display="true" table:show-details="true"/>
                <table:data-pilot-member table:name="NO_ARGS" table:display="true" table:show-details="true"/>
                <table:data-pilot-member table:name="R" table:display="true" table:show-details="true"/>
                <table:data-pilot-member table:name="RI" table:display="true" table:show-details="true"/>
                <table:data-pilot-member table:name="RL" table:display="true" table:show-details="true"/>
                <table:data-pilot-member table:name="RR" table:display="true" table:show-details="true"/>
                <table:data-pilot-member table:name="RRI" table:display="true" table:show-details="true"/>
                <table:data-pilot-member table:name="RRL" table:display="true" table:show-details="true"/>
                <table:data-pilot-member table:name="RRR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shup" table:orientation="data" table:used-hierarchy="0" table:function="count">
            <table:data-pilot-level table:show-empty="false" calcext:repeat-item-labels="false">
              <table:data-pilot-members>
                <table:data-pilot-member table:name="L" table:display="true" table:show-details="true"/>
                <table:data-pilot-member table:name="LL" table:display="true" table:show-details="true"/>
                <table:data-pilot-member table:name="NO_ARGS" table:display="true" table:show-details="true"/>
                <table:data-pilot-member table:name="R" table:display="true" table:show-details="true"/>
                <table:data-pilot-member table:name="RI" table:display="true" table:show-details="true"/>
                <table:data-pilot-member table:name="RL" table:display="true" table:show-details="true"/>
                <table:data-pilot-member table:name="RR" table:display="true" table:show-details="true"/>
                <table:data-pilot-member table:name="RRI" table:display="true" table:show-details="true"/>
                <table:data-pilot-member table:name="RRL" table:display="true" table:show-details="true"/>
                <table:data-pilot-member table:name="RR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10:04:19.157453942</meta:creation-date>
    <dc:date>2024-07-24T11:39:08.966174467</dc:date>
    <meta:editing-duration>PT5H5M5S</meta:editing-duration>
    <meta:editing-cycles>7</meta:editing-cycles>
    <meta:generator>LibreOffice/7.3.7.2$Linux_X86_64 LibreOffice_project/30$Build-2</meta:generator>
    <meta:document-statistic meta:table-count="3" meta:cell-count="582" meta:object-count="0"/>
  </office:meta>
</office:document-meta>
</file>